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4.5442"/>
          <table:table-cell office:value-type="float" office:value="21.804"/>
          <table:table-cell office:value-type="float" office:value="19.49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417825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0.0813"/>
          <table:table-cell office:value-type="float" office:value="7.118"/>
          <table:table-cell office:value-type="float" office:value="4.88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121064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6.73719"/>
          <table:table-cell office:value-type="float" office:value="2.647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745.0"/>
          <table:table-cell office:value-type="float" office:value="329158.0"/>
          <table:table-cell office:value-type="float" office:value="1295430.0"/>
          <table:table-cell office:value-type="float" office:value="24772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2.417"/>
          <table:table-cell office:value-type="float" office:value="9.567"/>
          <table:table-cell office:value-type="float" office:value="7.31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186756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7.2066"/>
          <table:table-cell office:value-type="float" office:value="14.352"/>
          <table:table-cell office:value-type="float" office:value="12.07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327441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6.53496"/>
          <table:table-cell office:value-type="float" office:value="2.54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616.0"/>
          <table:table-cell office:value-type="float" office:value="329158.0"/>
          <table:table-cell office:value-type="float" office:value="1295431.0"/>
          <table:table-cell office:value-type="float" office:value="247720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7159"/>
          <table:table-cell office:value-type="float" office:value="9.819"/>
          <table:table-cell office:value-type="float" office:value="7.5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182847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6.3765"/>
          <table:table-cell office:value-type="float" office:value="13.517"/>
          <table:table-cell office:value-type="float" office:value="11.17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261879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6.81415"/>
          <table:table-cell office:value-type="float" office:value="2.732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8082.0"/>
          <table:table-cell office:value-type="float" office:value="329158.0"/>
          <table:table-cell office:value-type="float" office:value="1295430.0"/>
          <table:table-cell office:value-type="float" office:value="247728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6.6876"/>
          <table:table-cell office:value-type="float" office:value="13.949"/>
          <table:table-cell office:value-type="float" office:value="11.71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9576.0"/>
          <table:table-cell office:value-type="float" office:value="271197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13.93"/>
          <table:table-cell office:value-type="float" office:value="111.125"/>
          <table:table-cell office:value-type="float" office:value="108.87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1437319.0"/>
          <table:table-cell office:value-type="float" office:value="329858.0"/>
          <table:table-cell office:value-type="float" office:value="1297570.0"/>
          <table:table-cell office:value-type="float" office:value="246764.0"/>
          <table:table-cell office:value-type="float" office:value="0.0"/>
          <table:table-cell office:value-type="float" office:value="0.0"/>
          <table:table-cell office:value-type="float" office:value="6.07283"/>
          <table:table-cell office:value-type="float" office:value="1.92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212.0"/>
          <table:table-cell office:value-type="float" office:value="329158.0"/>
          <table:table-cell office:value-type="float" office:value="1295430.0"/>
          <table:table-cell office:value-type="float" office:value="247716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1.34"/>
          <table:table-cell office:value-type="float" office:value="468.576"/>
          <table:table-cell office:value-type="float" office:value="466.28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628264.0"/>
          <table:table-cell office:value-type="float" office:value="329858.0"/>
          <table:table-cell office:value-type="float" office:value="1297571.0"/>
          <table:table-cell office:value-type="float" office:value="263260.0"/>
          <table:table-cell office:value-type="float" office:value="0.0"/>
          <table:table-cell office:value-type="float" office:value="0.0"/>
          <table:table-cell office:value-type="float" office:value="20.9478"/>
          <table:table-cell office:value-type="float" office:value="18.074"/>
          <table:table-cell office:value-type="float" office:value="15.82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389254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1.4964"/>
          <table:table-cell office:value-type="float" office:value="7.251"/>
          <table:table-cell office:value-type="float" office:value="4.91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58737.0"/>
          <table:table-cell office:value-type="float" office:value="329158.0"/>
          <table:table-cell office:value-type="float" office:value="1295431.0"/>
          <table:table-cell office:value-type="float" office:value="247724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8.2761"/>
          <table:table-cell office:value-type="float" office:value="15.558"/>
          <table:table-cell office:value-type="float" office:value="12.82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265496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16.0552"/>
          <table:table-cell office:value-type="float" office:value="13.201"/>
          <table:table-cell office:value-type="float" office:value="10.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201101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7.13805"/>
          <table:table-cell office:value-type="float" office:value="2.941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0189.0"/>
          <table:table-cell office:value-type="float" office:value="382240.0"/>
          <table:table-cell office:value-type="float" office:value="1503400.0"/>
          <table:table-cell office:value-type="float" office:value="272456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53.6693"/>
          <table:table-cell office:value-type="float" office:value="50.782"/>
          <table:table-cell office:value-type="float" office:value="48.34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954727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25.4665"/>
          <table:table-cell office:value-type="float" office:value="22.818"/>
          <table:table-cell office:value-type="float" office:value="20.01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491188.0"/>
          <table:table-cell office:value-type="float" office:value="382940.0"/>
          <table:table-cell office:value-type="float" office:value="1505540.0"/>
          <table:table-cell office:value-type="float" office:value="272548.0"/>
          <table:table-cell office:value-type="float" office:value="0.0"/>
          <table:table-cell office:value-type="float" office:value="0.0"/>
          <table:table-cell office:value-type="float" office:value="6.91157"/>
          <table:table-cell office:value-type="float" office:value="2.872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6127.0"/>
          <table:table-cell office:value-type="float" office:value="382240.0"/>
          <table:table-cell office:value-type="float" office:value="1503400.0"/>
          <table:table-cell office:value-type="float" office:value="27353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1.1369"/>
          <table:table-cell office:value-type="float" office:value="28.412"/>
          <table:table-cell office:value-type="float" office:value="25.71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662962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7.0689"/>
          <table:table-cell office:value-type="float" office:value="14.403"/>
          <table:table-cell office:value-type="float" office:value="11.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311636.0"/>
          <table:table-cell office:value-type="float" office:value="382940.0"/>
          <table:table-cell office:value-type="float" office:value="1505541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7.18298"/>
          <table:table-cell office:value-type="float" office:value="3.195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401.0"/>
          <table:table-cell office:value-type="float" office:value="382240.0"/>
          <table:table-cell office:value-type="float" office:value="1503401.0"/>
          <table:table-cell office:value-type="float" office:value="273532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50.736"/>
          <table:table-cell office:value-type="float" office:value="447.895"/>
          <table:table-cell office:value-type="float" office:value="445.52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5123562.0"/>
          <table:table-cell office:value-type="float" office:value="382940.0"/>
          <table:table-cell office:value-type="float" office:value="1505542.0"/>
          <table:table-cell office:value-type="float" office:value="285968.0"/>
          <table:table-cell office:value-type="float" office:value="0.0"/>
          <table:table-cell office:value-type="float" office:value="0.0"/>
          <table:table-cell office:value-type="float" office:value="51.0141"/>
          <table:table-cell office:value-type="float" office:value="48.395"/>
          <table:table-cell office:value-type="float" office:value="45.6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873371.0"/>
          <table:table-cell office:value-type="float" office:value="382940.0"/>
          <table:table-cell office:value-type="float" office:value="1505542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7.04872"/>
          <table:table-cell office:value-type="float" office:value="3.074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10549.0"/>
          <table:table-cell office:value-type="float" office:value="382240.0"/>
          <table:table-cell office:value-type="float" office:value="1503402.0"/>
          <table:table-cell office:value-type="float" office:value="27353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1.5568"/>
          <table:table-cell office:value-type="float" office:value="48.678"/>
          <table:table-cell office:value-type="float" office:value="46.3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854900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30.2078"/>
          <table:table-cell office:value-type="float" office:value="27.554"/>
          <table:table-cell office:value-type="float" office:value="24.89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428299.0"/>
          <table:table-cell office:value-type="float" office:value="382940.0"/>
          <table:table-cell office:value-type="float" office:value="1505542.0"/>
          <table:table-cell office:value-type="float" office:value="272548.0"/>
          <table:table-cell office:value-type="float" office:value="0.0"/>
          <table:table-cell office:value-type="float" office:value="0.0"/>
          <table:table-cell office:value-type="float" office:value="7.39992"/>
          <table:table-cell office:value-type="float" office:value="3.544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20687.0"/>
          <table:table-cell office:value-type="float" office:value="382240.0"/>
          <table:table-cell office:value-type="float" office:value="1503402.0"/>
          <table:table-cell office:value-type="float" office:value="273544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7.5517"/>
          <table:table-cell office:value-type="float" office:value="15.032"/>
          <table:table-cell office:value-type="float" office:value="14.23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91846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211.049"/>
          <table:table-cell office:value-type="float" office:value="208.294"/>
          <table:table-cell office:value-type="float" office:value="207.49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2931000.0"/>
          <table:table-cell office:value-type="float" office:value="106680.0"/>
          <table:table-cell office:value-type="float" office:value="413117.0"/>
          <table:table-cell office:value-type="float" office:value="147528.0"/>
          <table:table-cell office:value-type="float" office:value="0.0"/>
          <table:table-cell office:value-type="float" office:value="0.0"/>
          <table:table-cell office:value-type="float" office:value="3.26058"/>
          <table:table-cell office:value-type="float" office:value="0.76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79.0"/>
          <table:table-cell office:value-type="float" office:value="106330.0"/>
          <table:table-cell office:value-type="float" office:value="412047.0"/>
          <table:table-cell office:value-type="float" office:value="13463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9.50609"/>
          <table:table-cell office:value-type="float" office:value="6.854"/>
          <table:table-cell office:value-type="float" office:value="6.13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209198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4.73109"/>
          <table:table-cell office:value-type="float" office:value="2.037"/>
          <table:table-cell office:value-type="float" office:value="1.2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51150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3.23391"/>
          <table:table-cell office:value-type="float" office:value="0.7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6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3582"/>
          <table:table-cell office:value-type="float" office:value="9.213"/>
          <table:table-cell office:value-type="float" office:value="8.51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247677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4.61868"/>
          <table:table-cell office:value-type="float" office:value="1.872"/>
          <table:table-cell office:value-type="float" office:value="1.09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41278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3.24"/>
          <table:table-cell office:value-type="float" office:value="0.76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8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5.0407"/>
          <table:table-cell office:value-type="float" office:value="32.413"/>
          <table:table-cell office:value-type="float" office:value="31.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662095.0"/>
          <table:table-cell office:value-type="float" office:value="106680.0"/>
          <table:table-cell office:value-type="float" office:value="413117.0"/>
          <table:table-cell office:value-type="float" office:value="138744.0"/>
          <table:table-cell office:value-type="float" office:value="0.0"/>
          <table:table-cell office:value-type="float" office:value="0.0"/>
          <table:table-cell office:value-type="float" office:value="4.35861"/>
          <table:table-cell office:value-type="float" office:value="1.654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1152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3.23439"/>
          <table:table-cell office:value-type="float" office:value="0.74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2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42688"/>
          <table:table-cell office:value-type="float" office:value="3.768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101122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4.149"/>
          <table:table-cell office:value-type="float" office:value="1.418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1995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3.22685"/>
          <table:table-cell office:value-type="float" office:value="0.72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2.0"/>
          <table:table-cell office:value-type="float" office:value="106330.0"/>
          <table:table-cell office:value-type="float" office:value="412047.0"/>
          <table:table-cell office:value-type="float" office:value="136980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3.6216"/>
          <table:table-cell office:value-type="float" office:value="60.811"/>
          <table:table-cell office:value-type="float" office:value="58.76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1451952.0"/>
          <table:table-cell office:value-type="float" office:value="301520.0"/>
          <table:table-cell office:value-type="float" office:value="1186223.0"/>
          <table:table-cell office:value-type="float" office:value="231188.0"/>
          <table:table-cell office:value-type="float" office:value="0.0"/>
          <table:table-cell office:value-type="float" office:value="0.0"/>
          <table:table-cell office:value-type="float" office:value="25.3491"/>
          <table:table-cell office:value-type="float" office:value="23.396"/>
          <table:table-cell office:value-type="float" office:value="21.27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411958.0"/>
          <table:table-cell office:value-type="float" office:value="301520.0"/>
          <table:table-cell office:value-type="float" office:value="1186223.0"/>
          <table:table-cell office:value-type="float" office:value="231592.0"/>
          <table:table-cell office:value-type="float" office:value="0.0"/>
          <table:table-cell office:value-type="float" office:value="0.0"/>
          <table:table-cell office:value-type="float" office:value="5.82085"/>
          <table:table-cell office:value-type="float" office:value="2.332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11393.0"/>
          <table:table-cell office:value-type="float" office:value="300820.0"/>
          <table:table-cell office:value-type="float" office:value="1184083.0"/>
          <table:table-cell office:value-type="float" office:value="232604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3.0262"/>
          <table:table-cell office:value-type="float" office:value="10.241"/>
          <table:table-cell office:value-type="float" office:value="8.21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195408.0"/>
          <table:table-cell office:value-type="float" office:value="301520.0"/>
          <table:table-cell office:value-type="float" office:value="1186222.0"/>
          <table:table-cell office:value-type="float" office:value="229648.0"/>
          <table:table-cell office:value-type="float" office:value="0.0"/>
          <table:table-cell office:value-type="float" office:value="0.0"/>
          <table:table-cell office:value-type="float" office:value="28.6492"/>
          <table:table-cell office:value-type="float" office:value="26.957"/>
          <table:table-cell office:value-type="float" office:value="25.0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455247.0"/>
          <table:table-cell office:value-type="float" office:value="301520.0"/>
          <table:table-cell office:value-type="float" office:value="1186222.0"/>
          <table:table-cell office:value-type="float" office:value="230396.0"/>
          <table:table-cell office:value-type="float" office:value="0.0"/>
          <table:table-cell office:value-type="float" office:value="0.0"/>
          <table:table-cell office:value-type="float" office:value="5.64102"/>
          <table:table-cell office:value-type="float" office:value="2.196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10267.0"/>
          <table:table-cell office:value-type="float" office:value="300820.0"/>
          <table:table-cell office:value-type="float" office:value="1184082.0"/>
          <table:table-cell office:value-type="float" office:value="23164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5.1418"/>
          <table:table-cell office:value-type="float" office:value="12.312"/>
          <table:table-cell office:value-type="float" office:value="10.32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268805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38.6433"/>
          <table:table-cell office:value-type="float" office:value="36.93"/>
          <table:table-cell office:value-type="float" office:value="35.04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1033909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6.10133"/>
          <table:table-cell office:value-type="float" office:value="2.188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651.0"/>
          <table:table-cell office:value-type="float" office:value="300820.0"/>
          <table:table-cell office:value-type="float" office:value="1184082.0"/>
          <table:table-cell office:value-type="float" office:value="231648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6.381"/>
          <table:table-cell office:value-type="float" office:value="433.588"/>
          <table:table-cell office:value-type="float" office:value="431.55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4798621.0"/>
          <table:table-cell office:value-type="float" office:value="301520.0"/>
          <table:table-cell office:value-type="float" office:value="1186222.0"/>
          <table:table-cell office:value-type="float" office:value="255948.0"/>
          <table:table-cell office:value-type="float" office:value="0.0"/>
          <table:table-cell office:value-type="float" office:value="0.0"/>
          <table:table-cell office:value-type="float" office:value="15.4694"/>
          <table:table-cell office:value-type="float" office:value="13.679"/>
          <table:table-cell office:value-type="float" office:value="11.81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374171.0"/>
          <table:table-cell office:value-type="float" office:value="301520.0"/>
          <table:table-cell office:value-type="float" office:value="1186222.0"/>
          <table:table-cell office:value-type="float" office:value="231848.0"/>
          <table:table-cell office:value-type="float" office:value="0.0"/>
          <table:table-cell office:value-type="float" office:value="0.0"/>
          <table:table-cell office:value-type="float" office:value="6.10186"/>
          <table:table-cell office:value-type="float" office:value="2.109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717.0"/>
          <table:table-cell office:value-type="float" office:value="300820.0"/>
          <table:table-cell office:value-type="float" office:value="1184082.0"/>
          <table:table-cell office:value-type="float" office:value="230920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8.9002"/>
          <table:table-cell office:value-type="float" office:value="25.647"/>
          <table:table-cell office:value-type="float" office:value="22.04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356767.0"/>
          <table:table-cell office:value-type="float" office:value="301520.0"/>
          <table:table-cell office:value-type="float" office:value="1186224.0"/>
          <table:table-cell office:value-type="float" office:value="231584.0"/>
          <table:table-cell office:value-type="float" office:value="0.0"/>
          <table:table-cell office:value-type="float" office:value="0.0"/>
          <table:table-cell office:value-type="float" office:value="17.8913"/>
          <table:table-cell office:value-type="float" office:value="15.887"/>
          <table:table-cell office:value-type="float" office:value="13.79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364655.0"/>
          <table:table-cell office:value-type="float" office:value="301520.0"/>
          <table:table-cell office:value-type="float" office:value="1186224.0"/>
          <table:table-cell office:value-type="float" office:value="232112.0"/>
          <table:table-cell office:value-type="float" office:value="0.0"/>
          <table:table-cell office:value-type="float" office:value="0.0"/>
          <table:table-cell office:value-type="float" office:value="6.1975"/>
          <table:table-cell office:value-type="float" office:value="2.766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22510.0"/>
          <table:table-cell office:value-type="float" office:value="300820.0"/>
          <table:table-cell office:value-type="float" office:value="1184084.0"/>
          <table:table-cell office:value-type="float" office:value="230928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01125"/>
          <table:table-cell office:value-type="float" office:value="0.25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283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2.71335"/>
          <table:table-cell office:value-type="float" office:value="0.27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991.0"/>
          <table:table-cell office:value-type="float" office:value="33398.0"/>
          <table:table-cell office:value-type="float" office:value="129445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2.18322"/>
          <table:table-cell office:value-type="float" office:value="0.2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8096"/>
          <table:table-cell office:value-type="float" office:value="0.26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744.0"/>
          <table:table-cell office:value-type="float" office:value="33398.0"/>
          <table:table-cell office:value-type="float" office:value="129445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2.75623"/>
          <table:table-cell office:value-type="float" office:value="0.35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5694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2.17578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3.00946"/>
          <table:table-cell office:value-type="float" office:value="0.2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87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81188"/>
          <table:table-cell office:value-type="float" office:value="0.2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89.0"/>
          <table:table-cell office:value-type="float" office:value="33398.0"/>
          <table:table-cell office:value-type="float" office:value="12944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2.14675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01455"/>
          <table:table-cell office:value-type="float" office:value="0.24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88.0"/>
          <table:table-cell office:value-type="float" office:value="33398.0"/>
          <table:table-cell office:value-type="float" office:value="129445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2.73465"/>
          <table:table-cell office:value-type="float" office:value="0.2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84.0"/>
          <table:table-cell office:value-type="float" office:value="33398.0"/>
          <table:table-cell office:value-type="float" office:value="12944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2.22994"/>
          <table:table-cell office:value-type="float" office:value="0.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3151"/>
          <table:table-cell office:value-type="float" office:value="0.26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10.0"/>
          <table:table-cell office:value-type="float" office:value="33398.0"/>
          <table:table-cell office:value-type="float" office:value="129445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2.78854"/>
          <table:table-cell office:value-type="float" office:value="0.2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94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2.17192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